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33.77" calcext:value-type="currency">
            <text:p>133.77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33.77" calcext:value-type="currency">
            <text:p>133.77 €</text:p>
          </table:table-cell>
          <table:table-cell office:value-type="string" calcext:value-type="string">
            <text:p>https://www.digikey.de/de/products/detail/orion-fans/OD254AP-24HB/2621098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5.15" calcext:value-type="currency">
            <text:p>5.15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10.3" calcext:value-type="currency">
            <text:p>10.30 €</text:p>
          </table:table-cell>
          <table:table-cell office:value-type="string" calcext:value-type="string">
            <text:p>https://www.digikey.de/de/products/detail/sunon-fans/MF80252V1-1000U-A99/6198743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1.99" calcext:value-type="currency">
            <text:p>21.99 €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83.99" calcext:value-type="currency">
            <text:p>83.99 €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19]*[.C19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float" office:value="20" calcext:value-type="float">
            <text:p>20</text:p>
          </table:table-cell>
          <table:table-cell table:formula="of:=[.B20]*[.C20]" office:value-type="currency" office:currency="EUR" office:value="7.46" calcext:value-type="currency">
            <text:p>7.46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Optical Relays</text:p>
          </table:table-cell>
          <table:table-cell office:value-type="currency" office:currency="EUR" office:value="6.75" calcext:value-type="currency">
            <text:p>6.75 €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currency" office:currency="EUR" office:value="13.5" calcext:value-type="currency">
            <text:p>13.50 €</text:p>
          </table:table-cell>
          <table:table-cell office:value-type="string" calcext:value-type="string">
            <text:p>https://www.mouser.de/ProductDetail/Omron-Electronics/G3VM-31DRTR05?qs=wnTfsH77Xs5ttufbIZctbg%3D%3D</text:p>
          </table:table-cell>
        </table:table-row>
        <table:table-row table:style-name="ro1">
          <table:table-cell/>
          <table:table-cell table:style-name="ce4"/>
          <table:table-cell/>
          <table:table-cell table:formula="of:=[.B25]*[.C2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formula="of:=[.B26]*[.C2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4"/>
          <table:table-cell/>
          <table:table-cell table:formula="of:=[.B27]*[.C2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5" table:formula="of:=SUM([.D2:.D27])" office:value-type="currency" office:currency="EUR" office:value="673.278" calcext:value-type="currency">
            <text:p>673.28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7:02:23.464738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10T19:41:40.805583166</dc:date>
    <meta:editing-duration>PT3H37M12S</meta:editing-duration>
    <meta:editing-cycles>38</meta:editing-cycles>
    <meta:generator>LibreOffice/6.4.7.2$Linux_X86_64 LibreOffice_project/40$Build-2</meta:generator>
    <meta:document-statistic meta:table-count="1" meta:cell-count="124" meta:object-count="0"/>
  </office:meta>
</office:document-meta>
</file>